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3005EBBC80FEA980EC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3.8929in" draw:z-index="0"><draw:image xlink:href="Pictures/1000000000000556000003005EBBC80FEA980EC2.png" xlink:type="simple" xlink:show="embed" xlink:actuate="onLoad" loext:mime-type="image/x-vclgraphic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7T17:45:14.186000000</meta:creation-date>
    <dc:date>2020-11-27T22:49:56.674000000</dc:date>
    <meta:editing-duration>PT5H4M49S</meta:editing-duration>
    <meta:editing-cycles>2</meta:editing-cycles>
    <meta:generator>LibreOffice/6.0.7.3$Windows_X86_64 LibreOffice_project/dc89aa7a9eabfd848af146d5086077aeed2ae4a5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